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8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CORDOVA MUÑOZ, GIOVANA JUL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0663842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SATIPO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66840416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CORDOVA MUÑOZ, GIOVANA JULY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066384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66 840 41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7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3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08/2021</text:p>
          </table:table-cell>
          <table:table-cell table:style-name="Tabla2.A3" office:value-type="string">
            <text:p text:style-name="P22">168577</text:p>
          </table:table-cell>
          <table:table-cell table:style-name="Tabla2.D3" office:value-type="string">
            <text:p text:style-name="P23">3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8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8T22:53:53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